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be72" officeooo:paragraph-rsid="0000be72"/>
    </style:style>
    <style:style style:name="P2" style:family="paragraph" style:parent-style-name="Standard">
      <style:text-properties fo:font-weight="bold" officeooo:rsid="0000be72" officeooo:paragraph-rsid="0000be72" style:font-weight-asian="bold" style:font-weight-complex="bold"/>
    </style:style>
    <style:style style:name="P3" style:family="paragraph" style:parent-style-name="Standard">
      <style:text-properties fo:font-weight="normal" officeooo:rsid="0000be72" officeooo:paragraph-rsid="0000be72" style:font-weight-asian="normal" style:font-weight-complex="normal"/>
    </style:style>
    <style:style style:name="P4" style:family="paragraph" style:parent-style-name="Standard">
      <style:text-properties style:font-name="Liberation Serif" fo:font-weight="normal" officeooo:rsid="000191d0" officeooo:paragraph-rsid="000191d0" style:font-weight-asian="normal" style:font-weight-complex="normal"/>
    </style:style>
    <style:style style:name="P5" style:family="paragraph" style:parent-style-name="Preformatted_20_Text">
      <style:text-properties fo:font-weight="normal" officeooo:rsid="0000be72" officeooo:paragraph-rsid="0000be72" style:font-weight-asian="normal" style:font-weight-complex="normal"/>
    </style:style>
    <style:style style:name="P6" style:family="paragraph" style:parent-style-name="Preformatted_20_Text">
      <style:paragraph-properties fo:margin-top="0cm" fo:margin-bottom="0.499cm" loext:contextual-spacing="false"/>
    </style:style>
    <style:style style:name="P7" style:family="paragraph" style:parent-style-name="Standard">
      <style:text-properties style:font-name="Liberation Mono" fo:font-weight="normal" officeooo:rsid="0000be72" officeooo:paragraph-rsid="0000be72" style:font-weight-asian="normal" style:font-weight-complex="normal"/>
    </style:style>
    <style:style style:name="T1" style:family="text">
      <style:text-properties style:font-name="Liberation Mono"/>
    </style:style>
    <style:style style:name="T2" style:family="text">
      <style:text-properties officeooo:rsid="0002e1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 a terminal window</text:p>
      <text:p text:style-name="P1"/>
      <text:p text:style-name="P1">navigate to the [download directory]/secure-software-dev-cwk</text:p>
      <text:p text:style-name="P1"/>
      <text:p text:style-name="P2">On Windows:</text:p>
      <text:p text:style-name="P2"/>
      <text:p text:style-name="P5">set FLASK_APP=flaskr</text:p>
      <text:p text:style-name="Preformatted_20_Text">set FLASK_ENV=development</text:p>
      <text:p text:style-name="P6">flask run</text:p>
      <text:p text:style-name="P2">On Linux/Bash:</text:p>
      <text:p text:style-name="P2"/>
      <text:p text:style-name="P5">export FLASK_APP=flaskr</text:p>
      <text:p text:style-name="Preformatted_20_Text">export FLASK_ENV=development</text:p>
      <text:p text:style-name="P6">flask run</text:p>
      <text:p text:style-name="P3">If running on a bash system, there is also the script run-app.sh that can be run to start the application, e.g. <text:span text:style-name="T1">bash run-app.sh</text:span></text:p>
      <text:p text:style-name="P7"/>
      <text:p text:style-name="P4">When running using the provided script, browsers may flag the certificate as insecure. This is because flasks in-bul<text:span text:style-name="T2">i</text:span>t ad-hoc/ development placeholder certification is used <text:span text:style-name="T2">within the script to generate HTTPS session</text:span>. Browser warnings can safely be disregarded <text:span text:style-name="T2">in this cas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02:44:36.958894240</meta:creation-date>
    <dc:date>2019-12-01T17:12:26.281412242</dc:date>
    <meta:editing-duration>PT2M3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88" meta:character-count="622" meta:non-whitespace-character-count="546"/>
  </office:meta>
</office:document-meta>
</file>